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9f24" officeooo:paragraph-rsid="00089f24"/>
    </style:style>
    <style:style style:name="P2" style:family="paragraph" style:parent-style-name="Standard">
      <style:text-properties officeooo:rsid="0009ada2" officeooo:paragraph-rsid="0009ada2"/>
    </style:style>
    <style:style style:name="P3" style:family="paragraph" style:parent-style-name="Standard">
      <style:text-properties fo:font-variant="normal" fo:text-transform="none" fo:color="#000000" style:font-name="apple-system" fo:font-size="9.75pt" fo:letter-spacing="normal" fo:font-style="normal" fo:font-weight="normal" officeooo:rsid="0009ada2" officeooo:paragraph-rsid="000c0e15"/>
    </style:style>
    <style:style style:name="P4" style:family="paragraph" style:parent-style-name="Standard">
      <style:text-properties officeooo:rsid="00143b17" officeooo:paragraph-rsid="00143b17"/>
    </style:style>
    <style:style style:name="P5" style:family="paragraph" style:parent-style-name="Standard" style:list-style-name="L1">
      <style:text-properties officeooo:rsid="00089f24" officeooo:paragraph-rsid="00089f24"/>
    </style:style>
    <style:style style:name="P6" style:family="paragraph" style:parent-style-name="Standard" style:list-style-name="L1">
      <style:text-properties officeooo:rsid="0009ada2" officeooo:paragraph-rsid="0009ada2"/>
    </style:style>
    <style:style style:name="P7" style:family="paragraph" style:parent-style-name="Standard" style:list-style-name="L1">
      <style:text-properties officeooo:rsid="000d10f5" officeooo:paragraph-rsid="000d10f5"/>
    </style:style>
    <style:style style:name="P8" style:family="paragraph" style:parent-style-name="Standard" style:list-style-name="L1">
      <style:text-properties officeooo:rsid="000e78b6" officeooo:paragraph-rsid="000e78b6"/>
    </style:style>
    <style:style style:name="P9" style:family="paragraph" style:parent-style-name="Standard" style:list-style-name="L1">
      <style:text-properties officeooo:rsid="0016d333" officeooo:paragraph-rsid="0016d333"/>
    </style:style>
    <style:style style:name="P10" style:family="paragraph" style:parent-style-name="Standard" style:list-style-name="L2">
      <style:text-properties officeooo:rsid="0016d333" officeooo:paragraph-rsid="0016d333"/>
    </style:style>
    <style:style style:name="P11" style:family="paragraph" style:parent-style-name="Standard" style:list-style-name="L1">
      <style:text-properties officeooo:rsid="0010b8c4" officeooo:paragraph-rsid="0010b8c4"/>
    </style:style>
    <style:style style:name="P12" style:family="paragraph" style:parent-style-name="Standard" style:list-style-name="L1">
      <style:text-properties officeooo:rsid="001292df" officeooo:paragraph-rsid="001292df"/>
    </style:style>
    <style:style style:name="P13" style:family="paragraph" style:parent-style-name="Standard" style:list-style-name="L1">
      <style:text-properties officeooo:rsid="0013c2c6" officeooo:paragraph-rsid="0013c2c6"/>
    </style:style>
    <style:style style:name="P14" style:family="paragraph" style:parent-style-name="Standard" style:list-style-name="L1">
      <style:text-properties officeooo:rsid="00143b17" officeooo:paragraph-rsid="00143b17"/>
    </style:style>
    <style:style style:name="P15" style:family="paragraph" style:parent-style-name="Standard" style:list-style-name="L2">
      <style:text-properties officeooo:rsid="00143b17" officeooo:paragraph-rsid="00143b17"/>
    </style:style>
    <style:style style:name="P16" style:family="paragraph" style:parent-style-name="Standard" style:list-style-name="L1">
      <style:text-properties officeooo:rsid="00179ad0" officeooo:paragraph-rsid="00179ad0"/>
    </style:style>
    <style:style style:name="P17" style:family="paragraph" style:parent-style-name="Standard" style:list-style-name="L1">
      <style:text-properties officeooo:rsid="001a93b4" officeooo:paragraph-rsid="001a93b4"/>
    </style:style>
    <style:style style:name="P18" style:family="paragraph" style:parent-style-name="Standard" style:list-style-name="L2">
      <style:text-properties officeooo:rsid="0015acbc" officeooo:paragraph-rsid="0015acbc"/>
    </style:style>
    <style:style style:name="P19" style:family="paragraph" style:parent-style-name="Standard" style:list-style-name="L2">
      <style:text-properties officeooo:rsid="001c738e" officeooo:paragraph-rsid="001c738e"/>
    </style:style>
    <style:style style:name="P20" style:family="paragraph" style:parent-style-name="Standard" style:list-style-name="L2">
      <style:text-properties officeooo:rsid="001cb945" officeooo:paragraph-rsid="001cb945"/>
    </style:style>
    <style:style style:name="T1" style:family="text">
      <style:text-properties officeooo:rsid="0009ada2"/>
    </style:style>
    <style:style style:name="T2" style:family="text">
      <style:text-properties officeooo:rsid="000ac979"/>
    </style:style>
    <style:style style:name="T3" style:family="text">
      <style:text-properties officeooo:rsid="000b5b22"/>
    </style:style>
    <style:style style:name="T4" style:family="text">
      <style:text-properties officeooo:rsid="000d10f5"/>
    </style:style>
    <style:style style:name="T5" style:family="text">
      <style:text-properties officeooo:rsid="000e78b6"/>
    </style:style>
    <style:style style:name="T6" style:family="text">
      <style:text-properties officeooo:rsid="0010b8c4"/>
    </style:style>
    <style:style style:name="T7" style:family="text">
      <style:text-properties officeooo:rsid="0013c2c6"/>
    </style:style>
    <style:style style:name="T8" style:family="text">
      <style:text-properties officeooo:rsid="00143b17"/>
    </style:style>
    <style:style style:name="T9" style:family="text">
      <style:text-properties officeooo:rsid="0016d333"/>
    </style:style>
    <style:style style:name="T10" style:family="text">
      <style:text-properties officeooo:rsid="00179ad0"/>
    </style:style>
    <style:style style:name="T11" style:family="text">
      <style:text-properties officeooo:rsid="0019d4ad"/>
    </style:style>
    <style:style style:name="T12" style:family="text">
      <style:text-properties officeooo:rsid="001a93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курсовая должна состоять из:</text:p>
      <text:p text:style-name="P4"/>
      <text:list xml:id="list556674200" text:style-name="L2">
        <text:list-item>
          <text:p text:style-name="P15">пояснительная записка</text:p>
          <text:list>
            <text:list-item>
              <text:p text:style-name="P15">титульный лист</text:p>
            </text:list-item>
            <text:list-item>
              <text:p text:style-name="P15">постановка задачи</text:p>
            </text:list-item>
            <text:list-item>
              <text:p text:style-name="P15">сравнение с аналогичными программами <text:span text:style-name="T9">(сделать обзор)</text:span></text:p>
            </text:list-item>
            <text:list-item>
              <text:p text:style-name="P19">краткое описание сторонних библиотек которые вы используете в своей курсовой</text:p>
            </text:list-item>
            <text:list-item>
              <text:p text:style-name="P19">если у вас сетевая программа, то описание протоколов взаимодействия, если игра то математическая модель движения.</text:p>
            </text:list-item>
            <text:list-item>
              <text:p text:style-name="P15">описание классов и методов, <text:span text:style-name="T9">модулей и функций</text:span> <text:span text:style-name="T9">(можно использовать UML диаграммы) если вы использовали паттерны проектирования то расписать какие.</text:span></text:p>
            </text:list-item>
            <text:list-item>
              <text:p text:style-name="P19">Основные алгоритмы программы (самый сложный алгоритм, алгоритм который вызвал какие-то затруднения или самый интересный на ваш взгляд алгоритм) (3-5 алгоритмов)</text:p>
            </text:list-item>
            <text:list-item>
              <text:p text:style-name="P15">инструкция для пользователей</text:p>
            </text:list-item>
            <text:list-item>
              <text:p text:style-name="P15">код программы</text:p>
            </text:list-item>
            <text:list-item>
              <text:p text:style-name="P15">варианты тестирования и результаты работы</text:p>
            </text:list-item>
            <text:list-item>
              <text:p text:style-name="P19">список литературы</text:p>
            </text:list-item>
            <text:list-item>
              <text:p text:style-name="P19">краткие варианты того, что можно добавить в вашу программу и как.</text:p>
            </text:list-item>
          </text:list>
        </text:list-item>
        <text:list-item>
          <text:p text:style-name="P15">код программы</text:p>
          <text:list>
            <text:list-item>
              <text:p text:style-name="P18">модульный подход</text:p>
            </text:list-item>
            <text:list-item>
              <text:p text:style-name="P18">ООП <text:span text:style-name="T9">(можно использовать и процедурный подход)</text:span></text:p>
            </text:list-item>
            <text:list-item>
              <text:p text:style-name="P10">тестирование</text:p>
            </text:list-item>
          </text:list>
        </text:list-item>
        <text:list-item>
          <text:p text:style-name="P15">слайды</text:p>
          <text:list>
            <text:list-item>
              <text:p text:style-name="P18">краткое изложение работы больше картинок и меньше текста</text:p>
            </text:list-item>
            <text:list-item>
              <text:p text:style-name="P20">так же слайды должны содержать цель, задачи и выводы.</text:p>
            </text:list-item>
          </text:list>
        </text:list-item>
      </text:list>
      <text:p text:style-name="P4"/>
      <text:p text:style-name="P2"/>
      <text:p text:style-name="P2"/>
      <text:p text:style-name="P2"/>
      <text:p text:style-name="P2"/>
      <text:p text:style-name="P2"/>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21:12:37.185842403</meta:creation-date>
    <dc:date>2019-12-07T09:38:42.538448160</dc:date>
    <meta:editing-duration>PT1H5M15S</meta:editing-duration>
    <meta:editing-cycles>15</meta:editing-cycles>
    <meta:generator>LibreOffice/6.1.5.2$Linux_X86_64 LibreOffice_project/10$Build-2</meta:generator>
    <meta:document-statistic meta:table-count="0" meta:image-count="0" meta:object-count="0" meta:page-count="1" meta:paragraph-count="21" meta:word-count="152" meta:character-count="1031" meta:non-whitespace-character-count="920"/>
  </office:meta>
</office:document-meta>
</file>